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6f9d4" draw:auto-grow-height="true" draw:auto-grow-width="false" fo:min-height="0.712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dee6ef" draw:auto-grow-height="true" draw:auto-grow-width="false" fo:min-height="0.712cm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00a933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solid" svg:stroke-color="#000000" draw:fill="solid" draw:fill-color="#bbe33d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e0c2cd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style:font-name="Liberation Sans" fo:font-size="18pt" style:letter-kerning="true" style:font-name-asian="Source Han Sans CN" style:font-size-asian="18pt" style:font-name-complex="Noto Sans Devanagari" style:font-size-complex="18pt"/>
    </style:style>
    <style:style style:name="P2" style:family="paragraph">
      <loext:graphic-properties draw:fill="solid" draw:fill-color="#f6f9d4"/>
    </style:style>
    <style:style style:name="P3" style:family="paragraph">
      <loext:graphic-properties draw:fill="solid" draw:fill-color="#dee6e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be33d"/>
    </style:style>
    <style:style style:name="P6" style:family="paragraph">
      <loext:graphic-properties draw:fill="solid" draw:fill-color="#e0c2c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47cm" svg:height="0.962cm" svg:x="9.155cm" svg:y="2.26cm">
          <draw:text-box>
            <text:p text:style-name="P1">SIMCard</text:p>
          </draw:text-box>
        </draw:frame>
        <draw:frame draw:style-name="gr2" draw:text-style-name="P3" draw:layer="layout" svg:width="5.092cm" svg:height="0.962cm" svg:x="9.56cm" svg:y="3.222cm">
          <draw:text-box>
            <text:p>phoneNo: 988</text:p>
          </draw:text-box>
        </draw:frame>
        <draw:frame draw:style-name="gr2" draw:text-style-name="P3" draw:layer="layout" svg:width="5.092cm" svg:height="0.962cm" svg:x="9.56cm" svg:y="4.252cm">
          <draw:text-box>
            <text:p>messages</text:p>
          </draw:text-box>
        </draw:frame>
        <draw:frame draw:style-name="gr1" draw:text-style-name="P2" draw:layer="layout" svg:width="4.445cm" svg:height="0.962cm" svg:x="1.405cm" svg:y="2.252cm">
          <draw:text-box>
            <text:p>Phone</text:p>
          </draw:text-box>
        </draw:frame>
        <draw:frame draw:style-name="gr2" draw:text-style-name="P3" draw:layer="layout" svg:width="3.494cm" svg:height="0.962cm" svg:x="2.357cm" svg:y="3.252cm">
          <draw:text-box>
            <text:p>imei: 124</text:p>
          </draw:text-box>
        </draw:frame>
        <draw:frame draw:style-name="gr2" draw:text-style-name="P3" draw:layer="layout" svg:width="3.494cm" svg:height="0.962cm" svg:x="2.357cm" svg:y="4.252cm">
          <draw:text-box>
            <text:p>simCard</text:p>
          </draw:text-box>
        </draw:frame>
        <draw:frame draw:style-name="gr2" draw:text-style-name="P3" draw:layer="layout" svg:width="3.494cm" svg:height="0.962cm" svg:x="2.357cm" svg:y="5.252cm">
          <draw:text-box>
            <text:p>model</text:p>
          </draw:text-box>
        </draw:frame>
        <draw:line draw:style-name="gr3" draw:text-style-name="P4" draw:layer="layout" svg:x1="5.75cm" svg:y1="4.81cm" svg:x2="8.925cm" svg:y2="2.27cm">
          <text:p/>
        </draw:line>
        <draw:frame draw:style-name="gr4" draw:text-style-name="P5" draw:layer="layout" svg:width="0.951cm" svg:height="0.962cm" svg:x="9.561cm" svg:y="10.352cm">
          <draw:text-box>
            <text:p>0</text:p>
          </draw:text-box>
        </draw:frame>
        <draw:frame draw:style-name="gr4" draw:text-style-name="P5" draw:layer="layout" svg:width="0.951cm" svg:height="0.962cm" svg:x="9.562cm" svg:y="11.352cm">
          <draw:text-box>
            <text:p text:style-name="P1">1</text:p>
          </draw:text-box>
        </draw:frame>
        <draw:frame draw:style-name="gr4" draw:text-style-name="P5" draw:layer="layout" svg:width="0.951cm" svg:height="0.962cm" svg:x="9.563cm" svg:y="12.352cm">
          <draw:text-box>
            <text:p text:style-name="P1">..</text:p>
          </draw:text-box>
        </draw:frame>
        <draw:frame draw:style-name="gr4" draw:text-style-name="P5" draw:layer="layout" svg:width="0.951cm" svg:height="0.962cm" svg:x="9.564cm" svg:y="13.352cm">
          <draw:text-box>
            <text:p text:style-name="P1">9</text:p>
          </draw:text-box>
        </draw:frame>
        <draw:frame draw:style-name="gr5" draw:text-style-name="P6" draw:layer="layout" svg:width="4.654cm" svg:height="0.962cm" svg:x="13.161cm" svg:y="10.252cm">
          <draw:text-box>
            <text:p text:style-name="P1">“Hello!”</text:p>
          </draw:text-box>
        </draw:frame>
        <draw:frame draw:style-name="gr5" draw:text-style-name="P6" draw:layer="layout" svg:width="4.97cm" svg:height="0.962cm" svg:x="13.162cm" svg:y="11.952cm">
          <draw:text-box>
            <text:p text:style-name="P1">“How are you?”</text:p>
          </draw:text-box>
        </draw:frame>
        <draw:frame draw:style-name="gr5" draw:text-style-name="P6" draw:layer="layout" svg:width="6.35cm" svg:height="0.962cm" svg:x="13.065cm" svg:y="13.8cm">
          <draw:text-box>
            <text:p text:style-name="P1">“How is your mood?”</text:p>
          </draw:text-box>
        </draw:frame>
        <draw:line draw:style-name="gr3" draw:text-style-name="P4" draw:layer="layout" svg:x1="10.512cm" svg:y1="10.842cm" svg:x2="13.052cm" svg:y2="10.207cm">
          <text:p/>
        </draw:line>
        <draw:line draw:style-name="gr3" draw:text-style-name="P4" draw:layer="layout" svg:x1="10.499cm" svg:y1="11.81cm" svg:x2="13.052cm" svg:y2="12.43cm">
          <text:p/>
        </draw:line>
        <draw:line draw:style-name="gr3" draw:text-style-name="P4" draw:layer="layout" svg:x1="10.486cm" svg:y1="12.843cm" svg:x2="13.052cm" svg:y2="14.017cm">
          <text:p/>
        </draw:line>
        <draw:line draw:style-name="gr3" draw:text-style-name="P4" draw:layer="layout" svg:x1="13.687cm" svg:y1="5.127cm" svg:x2="10.195cm" svg:y2="10.207cm">
          <text:p/>
        </draw:line>
        <draw:frame draw:style-name="gr5" draw:text-style-name="P6" draw:layer="layout" svg:width="4.127cm" svg:height="0.962cm" svg:x="4.262cm" svg:y="8.452cm">
          <draw:text-box>
            <text:p>“Nokia 3110”</text:p>
          </draw:text-box>
        </draw:frame>
        <draw:line draw:style-name="gr3" draw:text-style-name="P4" draw:layer="layout" svg:x1="5.75cm" svg:y1="6.08cm" svg:x2="4.492cm" svg:y2="8.30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1:14:00.174345160</meta:creation-date>
    <meta:generator>LibreOffice/7.6.3.2$Linux_X86_64 LibreOffice_project/60$Build-2</meta:generator>
    <dc:date>2023-12-11T22:11:07.306414989</dc:date>
    <meta:editing-duration>PT45M13S</meta:editing-duration>
    <meta:editing-cycles>19</meta:editing-cycles>
    <meta:document-statistic meta:object-count="21"/>
  </office:meta>
</office:document-meta>
</file>